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22pt" style:text-underline-style="solid" style:text-underline-width="auto" style:text-underline-color="font-color" officeooo:rsid="0008c35c" officeooo:paragraph-rsid="0008c35c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2pt" style:text-underline-style="none" officeooo:rsid="0008c35c" officeooo:paragraph-rsid="0008c35c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officeooo:rsid="0008c35c" officeooo:paragraph-rsid="0008c35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officeooo:rsid="0008d195" officeooo:paragraph-rsid="0008d19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2pt" fo:font-style="normal" style:text-underline-style="none" fo:font-weight="normal" officeooo:rsid="0008d195" officeooo:paragraph-rsid="0008d195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size="12pt" fo:font-style="normal" style:text-underline-style="none" fo:font-weight="normal" officeooo:rsid="000a086c" officeooo:paragraph-rsid="000a086c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size="14pt" style:text-underline-style="solid" style:text-underline-width="auto" style:text-underline-color="font-color" fo:font-weight="bold" officeooo:rsid="0008c35c" officeooo:paragraph-rsid="0008c35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size="12pt" fo:font-style="normal" style:text-underline-style="none" fo:font-weight="normal" officeooo:rsid="000bab6e" officeooo:paragraph-rsid="000bab6e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fo:font-size="12pt" fo:font-style="normal" style:text-underline-style="solid" style:text-underline-width="auto" style:text-underline-color="font-color" fo:font-weight="bold" officeooo:rsid="000a086c" officeooo:paragraph-rsid="000a086c" style:font-size-asian="10.5pt" style:font-style-asian="normal" style:font-weight-asian="bold" style:font-size-complex="12pt" style:font-style-complex="normal" style:font-weight-complex="bold"/>
    </style:style>
    <style:style style:name="P10" style:family="paragraph">
      <style:paragraph-properties fo:text-align="center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officeooo:rsid="000a32fa"/>
    </style:style>
    <style:style style:name="T3" style:family="text">
      <style:text-properties style:font-name="Liberation Serif1" officeooo:rsid="000a32fa" style:font-name-asian="Liberation Serif1" style:font-name-complex="Liberation Serif1"/>
    </style:style>
    <style:style style:name="T4" style:family="text">
      <style:text-properties style:font-name="Liberation Serif" officeooo:rsid="000a32fa" style:font-name-asian="Droid Sans Fallback" style:font-name-complex="FreeSans"/>
    </style:style>
    <style:style style:name="T5" style:family="text">
      <style:text-properties officeooo:rsid="000bab6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a32fa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0a32fa" style:font-weight-asian="bold" style:font-weight-complex="bold"/>
    </style:style>
    <style:style style:name="T10" style:family="text">
      <style:text-properties officeooo:rsid="000fcadf"/>
    </style:style>
    <style:style style:name="T11" style:family="text">
      <style:text-properties fo:font-size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ring</text:p>
      <text:p text:style-name="P1"/>
      <text:p text:style-name="P2">Il existe deux manières de prouver la terminaison d'un algorithme :</text:p>
      <text:p text:style-name="P2">-La méthode récursive</text:p>
      <text:p text:style-name="P2">-Prouver la décroissance stricte d'une fonction de terminaison</text:p>
      <text:p text:style-name="P2"/>
      <text:p text:style-name="P7">Récurrence :</text:p>
      <text:p text:style-name="P7"/>
      <text:p text:style-name="P3">-On initialise avec une valeur (0 bien souvent)</text:p>
      <text:p text:style-name="P3">-On formule un hypothèse de récurrence qui est une propriété que l'on suppose vraie à un rang n précis</text:p>
      <text:p text:style-name="P3">-On prouve que cette même propriété est vraie au rang n+1</text:p>
      <text:p text:style-name="P3"/>
      <text:p text:style-name="P4"><text:tab/><text:span text:style-name="T1">Exemple :</text:span></text:p>
      <text:p text:style-name="P4"/>
      <text:p text:style-name="P5">Soit l'algorithme suivant :</text:p>
      <text:p text:style-name="P5"/>
      <text:p text:style-name="P5"><draw:frame text:anchor-type="paragraph" draw:z-index="1" draw:style-name="gr2" svg:width="16.472cm" svg:height="3.41cm" svg:x="0.217cm" svg:y="0.483cm"><draw:text-box><text:p><text:span text:style-name="T11">function F(n : entier) : entier</text:span></text:p><text:p><text:span text:style-name="T11"><text:tab/></text:span><text:span text:style-name="T11">begin</text:span></text:p><text:p><text:span text:style-name="T11"><text:tab/></text:span><text:span text:style-name="T11"><text:tab/></text:span><text:span text:style-name="T11">if n = 0 </text:span></text:p><text:p><text:span text:style-name="T11"><text:tab/></text:span><text:span text:style-name="T11"><text:tab/></text:span><text:span text:style-name="T11"><text:tab/></text:span><text:span text:style-name="T11">return(2)</text:span></text:p><text:p><text:span text:style-name="T11"><text:tab/></text:span><text:span text:style-name="T11"><text:tab/></text:span><text:span text:style-name="T11">else</text:span></text:p><text:p><text:span text:style-name="T11"><text:tab/></text:span><text:span text:style-name="T11"><text:tab/></text:span><text:span text:style-name="T11"><text:tab/></text:span><text:span text:style-name="T11">return F(n − 1) ∗ F(n − 1)</text:span></text:p><text:p><text:span text:style-name="T11"><text:tab/></text:span><text:span text:style-name="T11">end</text:span></text:p></draw:text-box></draw:frame><draw:rect text:anchor-type="paragraph" draw:z-index="0" draw:style-name="gr1" draw:text-style-name="P10" svg:width="17.364cm" svg:height="3.857cm" svg:x="0.019cm" svg:y="0.265cm"><text:p/></draw:rect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9">Hypothèse :</text:span><text:span text:style-name="T2"> <text:s/></text:span><draw:frame draw:style-name="fr1" draw:name="Objet1" text:anchor-type="as-char" svg:y="-0.474cm" svg:width="5.794cm" svg:height="1.164cm" draw:z-index="2"><draw:object xlink:href="./Object 1" xlink:type="simple" xlink:show="embed" xlink:actuate="onLoad"/><draw:image xlink:href="./ObjectReplacements/Object 1" xlink:type="simple" xlink:show="embed" xlink:actuate="onLoad"/></draw:frame><text:span text:style-name="T2">si n</text:span><text:span text:style-name="T3">≥</text:span><text:span text:style-name="T4">0</text:span></text:p>
      <text:p text:style-name="P6"/>
      <text:p text:style-name="P6"><text:span text:style-name="T8">Initialisation :</text:span> <draw:frame draw:style-name="fr1" draw:name="Objet2" text:anchor-type="as-char" svg:y="-0.474cm" svg:width="4.969cm" svg:height="1cm" draw:z-index="9"><draw:object xlink:href="./Object 2" xlink:type="simple" xlink:show="embed" xlink:actuate="onLoad"/><draw:image xlink:href="./ObjectReplacements/Object 2" xlink:type="simple" xlink:show="embed" xlink:actuate="onLoad"/><svg:desc>formule</svg:desc></draw:frame><text:span text:style-name="T10">et </text:span><text:span text:style-name="T10"><draw:frame draw:style-name="fr2" draw:name="Objet9" text:anchor-type="as-char" svg:y="-0.386cm" svg:width="2.618cm" svg:height="0.811cm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10">donc</text:span><text:span text:style-name="T10"><draw:frame draw:style-name="fr2" draw:name="Objet10" text:anchor-type="as-char" svg:y="-0.386cm" svg:width="3.373cm" svg:height="0.778cm" draw:z-index="11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6"/>
      <text:p text:style-name="P9"><text:span text:style-name="T5">Héritage :</text:span></text:p>
      <text:p text:style-name="P8"/>
      <text:p text:style-name="P8">Supposons la propriété vraie au rang p, c'est à dire <draw:frame draw:style-name="fr2" draw:name="Objet3" text:anchor-type="as-char" svg:y="-0.386cm" svg:width="4.413cm" svg:height="0.981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8">Montrons que la propriété <draw:frame draw:style-name="fr2" draw:name="Objet4" text:anchor-type="as-char" svg:y="-0.386cm" svg:width="5.985cm" svg:height="0.914cm" draw:z-index="4"><draw:object xlink:href="./Object 4" xlink:type="simple" xlink:show="embed" xlink:actuate="onLoad"/><draw:image xlink:href="./ObjectReplacements/Object 4" xlink:type="simple" xlink:show="embed" xlink:actuate="onLoad"/></draw:frame>est vraie.</text:p>
      <text:p text:style-name="P8"><draw:frame draw:style-name="fr2" draw:name="Objet5" text:anchor-type="as-char" svg:y="-0.386cm" svg:width="16.628cm" svg:height="0.894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8"><draw:frame draw:style-name="fr2" draw:name="Objet6" text:anchor-type="as-char" svg:y="-0.473cm" svg:width="4.893cm" svg:height="0.912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8"><draw:frame draw:style-name="fr2" draw:name="Objet7" text:anchor-type="as-char" svg:y="-0.473cm" svg:width="9.851cm" svg:height="0.96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8"><draw:frame draw:style-name="fr2" draw:name="Objet8" text:anchor-type="as-char" svg:y="-0.386cm" svg:width="5.209cm" svg:height="0.803cm" draw:z-index="8"><draw:object xlink:href="./Object 8" xlink:type="simple" xlink:show="embed" xlink:actuate="onLoad"/><draw:image xlink:href="./ObjectReplacements/Object 8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0:01:13.850726970</meta:creation-date>
    <dc:date>2018-03-27T11:10:15.665153873</dc:date>
    <meta:editing-duration>PT55M18S</meta:editing-duration>
    <meta:editing-cycles>7</meta:editing-cycles>
    <meta:generator>LibreOffice/4.2.8.2$Linux_X86_64 LibreOffice_project/420m0$Build-2</meta:generator>
    <meta:document-statistic meta:table-count="0" meta:image-count="0" meta:object-count="10" meta:page-count="1" meta:paragraph-count="19" meta:word-count="95" meta:character-count="553" meta:non-whitespace-character-count="47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i>f</mi>
      </mrow>
      <mrow>
        <mrow>
          <mo fence="true" stretchy="false">(</mo>
          <mrow>
            <mi>n</mi>
          </mrow>
          <mo fence="true" stretchy="false">)</mo>
        </mrow>
        <mo stretchy="false">=</mo>
        <msup>
          <mn>2</mn>
          <msup>
            <mn>2</mn>
            <mi>n</mi>
          </msup>
        </msup>
      </mrow>
    </mrow>
    <annotation encoding="StarMath 5.0">F(n)=f(n)=2^{ 2^{n}}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n>0</mn>
          </mrow>
          <mo fence="true" stretchy="false">)</mo>
        </mrow>
        <mo stretchy="false">=</mo>
        <mi>f</mi>
      </mrow>
      <mrow>
        <mo fence="true" stretchy="false">(</mo>
        <mrow>
          <mn>0</mn>
        </mrow>
        <mo fence="true" stretchy="false">)</mo>
      </mrow>
    </mrow>
    <annotation encoding="StarMath 5.0"> F( 0 )=f( 0 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n>0</mn>
          </mrow>
          <mo fence="true" stretchy="false">)</mo>
        </mrow>
        <mo stretchy="false">=</mo>
        <msup>
          <mn>2</mn>
          <msup>
            <mn>2</mn>
            <mn>0</mn>
          </msup>
        </msup>
        <mo stretchy="false">=</mo>
        <msup>
          <mn>2</mn>
          <mn>1</mn>
        </msup>
        <mo stretchy="false">=</mo>
        <mn>2</mn>
      </mrow>
    </mrow>
    <annotation encoding="StarMath 5.0">f(0)=2^{ 2^{0}}=2^{ 1 }=2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p</mi>
          </mrow>
          <mo fence="true" stretchy="false">)</mo>
        </mrow>
        <mo stretchy="false">=</mo>
        <mi>f</mi>
      </mrow>
      <mrow>
        <mo fence="true" stretchy="false">(</mo>
        <mrow>
          <mi>p</mi>
        </mrow>
        <mo fence="true" stretchy="false">)</mo>
      </mrow>
    </mrow>
    <annotation encoding="StarMath 5.0">F(p)=f(p)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P</mi>
              <mo stretchy="false">+</mo>
              <mn>1</mn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i>p</mi>
            <mo stretchy="false">+</mo>
            <mn>1</mn>
          </mrow>
        </mrow>
        <mo fence="true" stretchy="false">)</mo>
      </mrow>
    </mrow>
    <annotation encoding="StarMath 5.0">F( P+1 )=f( p+1 ) 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p</mi>
              <mo stretchy="false">+</mo>
              <mn>1</mn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p</mi>
                    <mo stretchy="false">+</mo>
                    <mn>1</mn>
                  </mrow>
                </mrow>
                <mo fence="true" stretchy="false">)</mo>
              </mrow>
              <mo stretchy="false">−</mo>
              <mn>1</mn>
            </mrow>
          </mrow>
          <mo fence="true" stretchy="false">)</mo>
        </mrow>
        <mo stretchy="false">×</mo>
        <mi>F</mi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p</mi>
                    <mo stretchy="false">+</mo>
                    <mn>1</mn>
                  </mrow>
                </mrow>
                <mo fence="true" stretchy="false">)</mo>
              </mrow>
              <mo stretchy="false">−</mo>
              <mn>1</mn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i>p</mi>
          </mrow>
          <mo fence="true" stretchy="false">)</mo>
        </mrow>
        <mo stretchy="false">×</mo>
        <mi>F</mi>
      </mrow>
      <mrow>
        <mo fence="true" stretchy="false">(</mo>
        <mrow>
          <mi>p</mi>
        </mrow>
        <mo fence="true" stretchy="false">)</mo>
      </mrow>
    </mrow>
    <annotation encoding="StarMath 5.0">F(p+1)=F((p+1)-1) times F( (p+1) -1)=F(p) times F(p)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p</mi>
              <mo stretchy="false">+</mo>
              <mn>1</mn>
            </mrow>
          </mrow>
          <mo fence="true" stretchy="false">)</mo>
        </mrow>
        <mo stretchy="false">=</mo>
        <mrow>
          <msup>
            <mn>2</mn>
            <msup>
              <mn>2</mn>
              <mi>p</mi>
            </msup>
          </msup>
          <mo stretchy="false">×</mo>
          <msup>
            <mn>2</mn>
            <msup>
              <mn>2</mn>
              <mi>p</mi>
            </msup>
          </msup>
        </mrow>
      </mrow>
    </mrow>
    <annotation encoding="StarMath 5.0">F( p + 1) = 2^{ 2^{p} } times 2^{ 2^{p} }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p</mi>
              <mo stretchy="false">+</mo>
              <mn>1</mn>
            </mrow>
          </mrow>
          <mo fence="true" stretchy="false">)</mo>
        </mrow>
        <mo stretchy="false">=</mo>
        <msup>
          <mn>2</mn>
          <mrow>
            <msup>
              <mn>2</mn>
              <mi>p</mi>
            </msup>
            <mo stretchy="false">+</mo>
            <msup>
              <mn>2</mn>
              <mi>p</mi>
            </msup>
          </mrow>
        </msup>
        <mo stretchy="false">=</mo>
        <msup>
          <mn>2</mn>
          <mrow>
            <mn>2</mn>
            <mo stretchy="false">×</mo>
            <msup>
              <mn>2</mn>
              <mi>p</mi>
            </msup>
          </mrow>
        </msup>
        <mo stretchy="false">=</mo>
        <msup>
          <mn>2</mn>
          <mrow>
            <msup>
              <mn>2</mn>
              <mn>1</mn>
            </msup>
            <mo stretchy="false">×</mo>
            <msup>
              <mn>2</mn>
              <mi>p</mi>
            </msup>
          </mrow>
        </msup>
        <mo stretchy="false">=</mo>
        <msup>
          <mn>2</mn>
          <msup>
            <mn>2</mn>
            <mrow>
              <mi>p</mi>
              <mo stretchy="false">+</mo>
              <mn>1</mn>
            </mrow>
          </msup>
        </msup>
      </mrow>
    </mrow>
    <annotation encoding="StarMath 5.0">F( p+1 )= 2^{ 2^p+2^p}=2^{ 2times2^p }=2^{ 2^1 times 2^p }=2^{ 2^{p+1} }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p</mi>
              <mo stretchy="false">+</mo>
              <mn>1</mn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i>p</mi>
            <mo stretchy="false">+</mo>
            <mn>1</mn>
          </mrow>
        </mrow>
        <mo fence="true" stretchy="false">)</mo>
      </mrow>
    </mrow>
    <annotation encoding="StarMath 5.0">F( p+1 )=f( p+1 )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n>0</mn>
          </mrow>
          <mo fence="true" stretchy="false">)</mo>
        </mrow>
        <mo stretchy="false">=</mo>
        <mn>2</mn>
      </mrow>
    </mrow>
    <annotation encoding="StarMath 5.0">F( 0 )=2</annotation>
  </semantics>
</math>
</file>